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/>
    <style:style style:name="T1" style:family="text">
      <style:text-properties style:font-name="Arial" fo:font-size="10pt" style:font-name-asian="Arial" style:font-name-complex="Arial" style:font-size-asian="10pt" style:font-size-complex="10pt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" style:font-name-asian="Arial" style:font-name-complex="Arial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table:style-name="ce2" office:value-type="string" calcext:value-type="string">
            <text:p>Format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version de la classification</text:p>
          </table:table-cell>
          <table:table-cell table:style-name="ce1" office:value-type="string" calcext:value-type="string">
            <text:p>GV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E2]+[.D2]-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n° de GHM N° CMD</text:p>
          </table:table-cell>
          <table:table-cell table:style-name="ce1" office:value-type="string" calcext:value-type="string">
            <text:p>NCMD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2]+1" office:value-type="float" office:value="3" calcext:value-type="float">
            <text:p>3</text:p>
          </table:table-cell>
          <table:table-cell table:style-name="ce1" table:formula="of:=[.E3]+[.D3]-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GHM</text:p>
          </table:table-cell>
          <table:table-cell table:style-name="ce1" office:value-type="string" calcext:value-type="string">
            <text:p>NGHM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F3]+1" office:value-type="float" office:value="5" calcext:value-type="float">
            <text:p>5</text:p>
          </table:table-cell>
          <table:table-cell table:style-name="ce1" table:formula="of:=[.E4]+[.D4]-1" office:value-type="float" office:value="8" calcext:value-type="float">
            <text:p>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00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4]+1" office:value-type="float" office:value="9" calcext:value-type="float">
            <text:p>9</text:p>
          </table:table-cell>
          <table:table-cell table:style-name="ce1" table:formula="of:=[.E5]+[.D5]-1" office:value-type="float" office:value="9" calcext:value-type="float">
            <text:p>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version du format de RSS</text:p>
          </table:table-cell>
          <table:table-cell table:style-name="ce1" office:value-type="string" calcext:value-type="string">
            <text:p>VRSS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5]+1" office:value-type="float" office:value="10" calcext:value-type="float">
            <text:p>10</text:p>
          </table:table-cell>
          <table:table-cell table:style-name="ce1" table:formula="of:=[.E6]+[.D6]-1" office:value-type="float" office:value="12" calcext:value-type="float">
            <text:p>12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float" office:value="122" calcext:value-type="float">
            <text:p>122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Groupage : code retour</text:p>
          </table:table-cell>
          <table:table-cell table:style-name="ce1" office:value-type="string" calcext:value-type="string">
            <text:p>GCR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6]+1" office:value-type="float" office:value="13" calcext:value-type="float">
            <text:p>13</text:p>
          </table:table-cell>
          <table:table-cell table:style-name="ce1" table:formula="of:=[.E7]+[.D7]-1" office:value-type="float" office:value="15" calcext:value-type="float">
            <text:p>1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FINESS d’inscription ePMSI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F7]+1" office:value-type="float" office:value="16" calcext:value-type="float">
            <text:p>16</text:p>
          </table:table-cell>
          <table:table-cell table:style-name="ce1" table:formula="of:=[.E8]+[.D8]-1" office:value-type="float" office:value="24" calcext:value-type="float">
            <text:p>24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Version du format du RUM</text:p>
          </table:table-cell>
          <table:table-cell table:style-name="ce1" office:value-type="string" calcext:value-type="string">
            <text:p>VRUM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8]+1" office:value-type="float" office:value="25" calcext:value-type="float">
            <text:p>25</text:p>
          </table:table-cell>
          <table:table-cell table:style-name="ce1" table:formula="of:=[.E9]+[.D9]-1" office:value-type="float" office:value="27" calcext:value-type="float">
            <text:p>2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2" office:value-type="string" calcext:value-type="string">
            <text:p>022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SS (Equivalent de HOSP-PMSI)</text:p>
          </table:table-cell>
          <table:table-cell table:style-name="ce1" office:value-type="string" calcext:value-type="string">
            <text:p>NRSS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F9]+1" office:value-type="float" office:value="28" calcext:value-type="float">
            <text:p>28</text:p>
          </table:table-cell>
          <table:table-cell table:style-name="ce1" table:formula="of:=[.E10]+[.D10]-1" office:value-type="float" office:value="47" calcext:value-type="float">
            <text:p>4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Administratif local de séjour</text:p>
          </table:table-cell>
          <table:table-cell table:style-name="ce1" office:value-type="string" calcext:value-type="string">
            <text:p>NADL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F10]+1" office:value-type="float" office:value="48" calcext:value-type="float">
            <text:p>48</text:p>
          </table:table-cell>
          <table:table-cell table:style-name="ce1" table:formula="of:=[.E11]+[.D11]-1" office:value-type="float" office:value="67" calcext:value-type="float">
            <text:p>6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° de RUM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F11]+1" office:value-type="float" office:value="68" calcext:value-type="float">
            <text:p>68</text:p>
          </table:table-cell>
          <table:table-cell table:style-name="ce1" table:formula="of:=[.E12]+[.D12]-1" office:value-type="float" office:value="77" calcext:value-type="float">
            <text:p>7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DNAIS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F12]+1" office:value-type="float" office:value="78" calcext:value-type="float">
            <text:p>78</text:p>
          </table:table-cell>
          <table:table-cell table:style-name="ce1" table:formula="of:=[.E13]+[.D13]-1" office:value-type="float" office:value="85" calcext:value-type="float">
            <text:p>85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13]+1" office:value-type="float" office:value="86" calcext:value-type="float">
            <text:p>86</text:p>
          </table:table-cell>
          <table:table-cell table:style-name="ce1" table:formula="of:=[.E14]+[.D14]-1" office:value-type="float" office:value="86" calcext:value-type="float">
            <text:p>86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homme, 2 : femme, 3 = indéterminé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e l'unité médicale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F14]+1" office:value-type="float" office:value="87" calcext:value-type="float">
            <text:p>87</text:p>
          </table:table-cell>
          <table:table-cell table:style-name="ce1" table:formula="of:=[.E15]+[.D15]-1" office:value-type="float" office:value="90" calcext:value-type="float">
            <text:p>9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'autorisation du lit dédié</text:p>
          </table:table-cell>
          <table:table-cell table:style-name="ce1" office:value-type="string" calcext:value-type="string">
            <text:p>TALD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15]+1" office:value-type="float" office:value="91" calcext:value-type="float">
            <text:p>91</text:p>
          </table:table-cell>
          <table:table-cell table:style-name="ce1" table:formula="of:=[.E16]+[.D16]-1" office:value-type="float" office:value="92" calcext:value-type="float">
            <text:p>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'entrée dans l'unité médicale</text:p>
          </table:table-cell>
          <table:table-cell table:style-name="ce1" office:value-type="string" calcext:value-type="string">
            <text:p>DEUM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F16]+1" office:value-type="float" office:value="93" calcext:value-type="float">
            <text:p>93</text:p>
          </table:table-cell>
          <table:table-cell table:style-name="ce1" table:formula="of:=[.E17]+[.D17]-1" office:value-type="float" office:value="100" calcext:value-type="float">
            <text:p>10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'entrée dans l'unité médicale</text:p>
          </table:table-cell>
          <table:table-cell table:style-name="ce1" office:value-type="string" calcext:value-type="string">
            <text:p>MEU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17]+1" office:value-type="float" office:value="101" calcext:value-type="float">
            <text:p>101</text:p>
          </table:table-cell>
          <table:table-cell table:style-name="ce1" table:formula="of:=[.E18]+[.D18]-1" office:value-type="float" office:value="101" calcext:value-type="float">
            <text:p>10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Valeurs possibles :\n 6 - Mutation\n 7 - Transfert définitif\n 0 - Transfert provisoire\n N - Naissance\n 8 - Domicile\n O - Prélévement d'organes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rovenance (si mode d'entrée est mutation, transfert ou domicile)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18]+1" office:value-type="float" office:value="102" calcext:value-type="float">
            <text:p>102</text:p>
          </table:table-cell>
          <table:table-cell table:style-name="ce1" table:formula="of:=[.E19]+[.D19]-1" office:value-type="float" office:value="102" calcext:value-type="float">
            <text:p>10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 sortie de l'unité médicale</text:p>
          </table:table-cell>
          <table:table-cell table:style-name="ce1" office:value-type="string" calcext:value-type="string">
            <text:p>DSUM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F19]+1" office:value-type="float" office:value="103" calcext:value-type="float">
            <text:p>103</text:p>
          </table:table-cell>
          <table:table-cell table:style-name="ce1" table:formula="of:=[.E20]+[.D20]-1" office:value-type="float" office:value="110" calcext:value-type="float">
            <text:p>11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Mode de sortie de l'unité médicale</text:p>
          </table:table-cell>
          <table:table-cell table:style-name="ce1" office:value-type="string" calcext:value-type="string">
            <text:p>MSUM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20]+1" office:value-type="float" office:value="111" calcext:value-type="float">
            <text:p>111</text:p>
          </table:table-cell>
          <table:table-cell table:style-name="ce1" table:formula="of:=[.E21]+[.D21]-1" office:value-type="float" office:value="111" calcext:value-type="float">
            <text:p>111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estination (si mode de sortie est mutation, transfert ou domicile)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21]+1" office:value-type="float" office:value="112" calcext:value-type="float">
            <text:p>112</text:p>
          </table:table-cell>
          <table:table-cell table:style-name="ce1" table:formula="of:=[.E22]+[.D22]-1" office:value-type="float" office:value="112" calcext:value-type="float">
            <text:p>11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de postal de résidence (ou 99 suivi du code Insee du pays pour les patients résidant hors de France)</text:p>
          </table:table-cell>
          <table:table-cell table:style-name="ce1" office:value-type="string" calcext:value-type="string">
            <text:p>CPRE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F22]+1" office:value-type="float" office:value="113" calcext:value-type="float">
            <text:p>113</text:p>
          </table:table-cell>
          <table:table-cell table:style-name="ce1" table:formula="of:=[.E23]+[.D23]-1" office:value-type="float" office:value="117" calcext:value-type="float">
            <text:p>11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oids du nouveau-né à l'entrée de l'unité médicale (en grammes)</text:p>
          </table:table-cell>
          <table:table-cell table:style-name="ce1" office:value-type="string" calcext:value-type="string">
            <text:p>PNNE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F23]+1" office:value-type="float" office:value="118" calcext:value-type="float">
            <text:p>118</text:p>
          </table:table-cell>
          <table:table-cell table:style-name="ce1" table:formula="of:=[.E24]+[.D24]-1" office:value-type="float" office:value="121" calcext:value-type="float">
            <text:p>12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Age gestationnel</text:p>
          </table:table-cell>
          <table:table-cell table:style-name="ce1" office:value-type="string" calcext:value-type="string">
            <text:p>AGEG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24]+1" office:value-type="float" office:value="122" calcext:value-type="float">
            <text:p>122</text:p>
          </table:table-cell>
          <table:table-cell table:style-name="ce1" table:formula="of:=[.E25]+[.D25]-1" office:value-type="float" office:value="123" calcext:value-type="float">
            <text:p>12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ate des dernières règles</text:p>
          </table:table-cell>
          <table:table-cell table:style-name="ce1" office:value-type="string" calcext:value-type="string">
            <text:p>DDR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F25]+1" office:value-type="float" office:value="124" calcext:value-type="float">
            <text:p>124</text:p>
          </table:table-cell>
          <table:table-cell table:style-name="ce1" table:formula="of:=[.E26]+[.D26]-1" office:value-type="float" office:value="131" calcext:value-type="float">
            <text:p>13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séances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26]+1" office:value-type="float" office:value="132" calcext:value-type="float">
            <text:p>132</text:p>
          </table:table-cell>
          <table:table-cell table:style-name="ce1" table:formula="of:=[.E27]+[.D27]-1" office:value-type="float" office:value="133" calcext:value-type="float">
            <text:p>13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iagnostics associés (nDA) dans ce RUM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27]+1" office:value-type="float" office:value="134" calcext:value-type="float">
            <text:p>134</text:p>
          </table:table-cell>
          <table:table-cell table:style-name="ce1" table:formula="of:=[.E28]+[.D28]-1" office:value-type="float" office:value="135" calcext:value-type="float">
            <text:p>135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données à visée documentaire (nDAD) dans ce RUM</text:p>
          </table:table-cell>
          <table:table-cell table:style-name="ce1" office:value-type="string" calcext:value-type="string">
            <text:p>NDAD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F28]+1" office:value-type="float" office:value="136" calcext:value-type="float">
            <text:p>136</text:p>
          </table:table-cell>
          <table:table-cell table:style-name="ce1" table:formula="of:=[.E29]+[.D29]-1" office:value-type="float" office:value="137" calcext:value-type="float">
            <text:p>137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DAD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mbre de zone d'actes (nZA) dans ce RUM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29]+1" office:value-type="float" office:value="138" calcext:value-type="float">
            <text:p>138</text:p>
          </table:table-cell>
          <table:table-cell table:style-name="ce1" table:formula="of:=[.E30]+[.D30]-1" office:value-type="float" office:value="140" calcext:value-type="float">
            <text:p>140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Droite/Zéro</text:p>
          </table:table-cell>
          <table:table-cell table:style-name="ce1"/>
          <table:table-cell table:style-name="ce1" office:value-type="string" calcext:value-type="string">
            <text:p>ZA</text:p>
          </table:table-cell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principal (DP)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F30]+1" office:value-type="float" office:value="141" calcext:value-type="float">
            <text:p>141</text:p>
          </table:table-cell>
          <table:table-cell table:style-name="ce1" table:formula="of:=[.E31]+[.D31]-1" office:value-type="float" office:value="148" calcext:value-type="float">
            <text:p>148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Diagnostic relié (DR)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F31]+1" office:value-type="float" office:value="149" calcext:value-type="float">
            <text:p>149</text:p>
          </table:table-cell>
          <table:table-cell table:style-name="ce1" table:formula="of:=[.E32]+[.D32]-1" office:value-type="float" office:value="156" calcext:value-type="float">
            <text:p>156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IGS 2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32]+1" office:value-type="float" office:value="157" calcext:value-type="float">
            <text:p>157</text:p>
          </table:table-cell>
          <table:table-cell table:style-name="ce1" table:formula="of:=[.E33]+[.D33]-1" office:value-type="float" office:value="159" calcext:value-type="float">
            <text:p>15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firmation du codage du RSS</text:p>
          </table:table-cell>
          <table:table-cell table:style-name="ce1" office:value-type="string" calcext:value-type="string">
            <text:p>CCR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33]+1" office:value-type="float" office:value="160" calcext:value-type="float">
            <text:p>160</text:p>
          </table:table-cell>
          <table:table-cell table:style-name="ce1" table:formula="of:=[.E34]+[.D34]-1" office:value-type="float" office:value="160" calcext:value-type="float">
            <text:p>16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1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machine en radiothérapie</text:p>
          </table:table-cell>
          <table:table-cell table:style-name="ce1" office:value-type="string" calcext:value-type="string">
            <text:p>TYMA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34]+1" office:value-type="float" office:value="161" calcext:value-type="float">
            <text:p>161</text:p>
          </table:table-cell>
          <table:table-cell table:style-name="ce1" table:formula="of:=[.E35]+[.D35]-1" office:value-type="float" office:value="161" calcext:value-type="float">
            <text:p>16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2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Type de dosimétrie</text:p>
          </table:table-cell>
          <table:table-cell table:style-name="ce1" office:value-type="string" calcext:value-type="string">
            <text:p>TYDO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35]+1" office:value-type="float" office:value="162" calcext:value-type="float">
            <text:p>162</text:p>
          </table:table-cell>
          <table:table-cell table:style-name="ce1" table:formula="of:=[.E36]+[.D36]-1" office:value-type="float" office:value="162" calcext:value-type="float">
            <text:p>16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cf. note 3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uméro d'innovation</text:p>
          </table:table-cell>
          <table:table-cell table:style-name="ce1" office:value-type="string" calcext:value-type="string">
            <text:p>NUMI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36]+1" office:value-type="float" office:value="163" calcext:value-type="float">
            <text:p>163</text:p>
          </table:table-cell>
          <table:table-cell table:style-name="ce1" table:formula="of:=[.E37]+[.D37]-1" office:value-type="float" office:value="177" calcext:value-type="float">
            <text:p>177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version hospitalisation complète</text:p>
          </table:table-cell>
          <table:table-cell table:style-name="ce1" office:value-type="string" calcext:value-type="string">
            <text:p>CONVH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37]+1" office:value-type="float" office:value="178" calcext:value-type="float">
            <text:p>178</text:p>
          </table:table-cell>
          <table:table-cell table:style-name="ce1" table:formula="of:=[.E38]+[.D38]-1" office:value-type="float" office:value="178" calcext:value-type="float">
            <text:p>178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1 : conversion après prise en charge en HP 2 : pas de conversion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rise en charge RAAC</text:p>
          </table:table-cell>
          <table:table-cell table:style-name="ce1" office:value-type="string" calcext:value-type="string">
            <text:p>PECRAA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38]+1" office:value-type="float" office:value="179" calcext:value-type="float">
            <text:p>179</text:p>
          </table:table-cell>
          <table:table-cell table:style-name="ce1" table:formula="of:=[.E39]+[.D39]-1" office:value-type="float" office:value="179" calcext:value-type="float">
            <text:p>179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1 : prise en charge RAAC 2 : pas de prise en charge RAAC RAAC : récupération améliorée après chirurgi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39]+1" office:value-type="float" office:value="180" calcext:value-type="float">
            <text:p>180</text:p>
          </table:table-cell>
          <table:table-cell table:style-name="ce1" table:formula="of:=[.E40]+[.D40]-1" office:value-type="float" office:value="180" calcext:value-type="float">
            <text:p>18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oui, 2 : non blanc: non renseigné (en attente d'arbitrage)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40]+1" office:value-type="float" office:value="181" calcext:value-type="float">
            <text:p>181</text:p>
          </table:table-cell>
          <table:table-cell table:style-name="ce1" table:formula="of:=[.E41]+[.D41]-1" office:value-type="float" office:value="181" calcext:value-type="float">
            <text:p>181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oui, 2 : non blanc: non renseigné (en attente d'arbitrage)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41]+1" office:value-type="float" office:value="182" calcext:value-type="float">
            <text:p>182</text:p>
          </table:table-cell>
          <table:table-cell table:style-name="ce1" table:formula="of:=[.E42]+[.D42]-1" office:value-type="float" office:value="182" calcext:value-type="float">
            <text:p>18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 : oui, 2 : non blanc: non renseigné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42]+1" office:value-type="float" office:value="183" calcext:value-type="float">
            <text:p>183</text:p>
          </table:table-cell>
          <table:table-cell table:style-name="ce1" table:formula="of:=[.E43]+[.D43]-1" office:value-type="float" office:value="183" calcext:value-type="float">
            <text:p>183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A : &lt; <text:s/>à 3 interventions B : égale à 3 interventions C : &gt; à 3 interventions blanc : non renseigné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Non Programmé (NP)</text:p>
          </table:table-cell>
          <table:table-cell office:value-type="string" calcext:value-type="string">
            <text:p>N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43]+1" office:value-type="float" office:value="184" calcext:value-type="float">
            <text:p>184</text:p>
          </table:table-cell>
          <table:table-cell table:style-name="ce1" table:formula="of:=[.E44]+[.D44]-1" office:value-type="float" office:value="184" calcext:value-type="float">
            <text:p>184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1: oui, 2: non , blanc = non renseigné 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Passage par une structure des urgences</text:p>
          </table:table-cell>
          <table:table-cell office:value-type="string" calcext:value-type="string">
            <text:p>PSU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F44]+1" office:value-type="float" office:value="185" calcext:value-type="float">
            <text:p>185</text:p>
          </table:table-cell>
          <table:table-cell table:style-name="ce1" table:formula="of:=[.E45]+[.D45]-1" office:value-type="float" office:value="185" calcext:value-type="float">
            <text:p>185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'Blanc' accepté ou valeurs possibles :\n 5 - urgences de l'EG\n U - urgences d'une autre EG\n V - 5 et U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18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F45]+1" office:value-type="float" office:value="186" calcext:value-type="float">
            <text:p>186</text:p>
          </table:table-cell>
          <table:table-cell table:style-name="ce1" table:formula="of:=[.E46]+[.D46]-1" office:value-type="float" office:value="189" calcext:value-type="float">
            <text:p>18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office:value-type="string" calcext:value-type="string">
            <text:p>Changement de taille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UM</text:p>
          </table:table-cell>
          <table:table-cell table:style-name="ce1" office:value-type="string" calcext:value-type="string">
            <text:p>Zone réservée</text:p>
          </table:table-cell>
          <table:table-cell table:style-name="ce1" office:value-type="string" calcext:value-type="string">
            <text:p>ZR19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F46]+1" office:value-type="float" office:value="190" calcext:value-type="float">
            <text:p>190</text:p>
          </table:table-cell>
          <table:table-cell table:style-name="ce1" table:formula="of:=[.E47]+[.D47]-1" office:value-type="float" office:value="192" calcext:value-type="float">
            <text:p>192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DA 0..n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F47]+1" office:value-type="float" office:value="193" calcext:value-type="float">
            <text:p>193</text:p>
          </table:table-cell>
          <table:table-cell table:style-name="ce1" table:formula="of:=[.E48]+[.D48]-1" office:value-type="float" office:value="200" calcext:value-type="float">
            <text:p>20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DAD</text:p>
          </table:table-cell>
          <table:table-cell table:style-name="ce1" office:value-type="string" calcext:value-type="string">
            <text:p>DAD 0..n</text:p>
          </table:table-cell>
          <table:table-cell table:style-name="ce1" office:value-type="string" calcext:value-type="string">
            <text:p>TDAD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Date de réalisation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roite/Zéro</text:p>
          </table:table-cell>
          <table:table-cell table:style-name="ce1" office:value-type="string" calcext:value-type="string">
            <text:p>JJMMAAAA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Code CCAM</text:p>
          </table:table-cell>
          <table:table-cell table:style-name="ce1" office:value-type="string" calcext:value-type="string">
            <text:p>CCC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office:value-type="string" calcext:value-type="string">
            <text:p> Code CCAM sur 7 caractères + extension sur 3 caractères commençant par ‘-‘ suivi de 2 chiffres (<text:span text:style-name="T1">ATTENTION, </text:span><text:span text:style-name="T2">l’extension est </text:span><text:span text:style-name="T3">Obligatoire </text:span><text:span text:style-name="T2">lorsqu’elle existe) </text:span>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PHA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ctivité</text:p>
          </table:table-cell>
          <table:table-cell table:style-name="ce1" office:value-type="string" calcext:value-type="string">
            <text:p>ACT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Extension documentaire</text:p>
          </table:table-cell>
          <table:table-cell table:style-name="ce1" office:value-type="string" calcext:value-type="string">
            <text:p>XDOCU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Modificateurs</text:p>
          </table:table-cell>
          <table:table-cell table:style-name="ce1" office:value-type="string" calcext:value-type="string">
            <text:p>MO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Gauche/Espace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Remboursement exceptionnel</text:p>
          </table:table-cell>
          <table:table-cell table:style-name="ce1" office:value-type="string" calcext:value-type="string">
            <text:p>R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Association non prévue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NA/NA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Nombre de réalisations de l'acte n° nZA pendant le séjour</text:p>
          </table:table-cell>
          <table:table-cell table:style-name="ce1" office:value-type="string" calcext:value-type="string">
            <text:p>N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 office:value-type="string" calcext:value-type="string">
            <text:p>Droite/Zéro</text:p>
          </table:table-cell>
          <table:table-cell table:style-name="ce1" table:number-columns-repeated="2"/>
          <table:table-cell table:style-name="ce2"/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S:</text:p>
          </table:table-cell>
          <table:table-cell table:style-name="ce1" office:value-type="string" calcext:value-type="string">
            <text:p>RSS1</text:p>
          </table:table-cell>
          <table:table-cell table:style-name="ce1" table:number-columns-repeated="10"/>
          <table:table-cell table:style-name="ce2"/>
          <table:table-cell table:style-name="ce1" table:number-columns-repeated="5"/>
        </table:table-row>
        <table:table-row table:style-name="ro1" table:number-rows-repeated="104851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3">00/00/0000</text:date>, <text:time style:data-style-name="N2" text:time-value="15:51:45.3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5-03T16:08:12.490000000</dc:date>
    <meta:editing-duration>PT52M30S</meta:editing-duration>
    <meta:editing-cycles>22</meta:editing-cycles>
    <meta:document-statistic meta:table-count="1" meta:cell-count="610" meta:object-count="0"/>
  </office:meta>
</office:document-meta>
</file>